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" table:style-name="ta1">
        <table:shapes>
          <draw:frame draw:z-index="0" draw:style-name="gr1" draw:text-style-name="P1" svg:width="159.99mm" svg:height="89.99mm" svg:x="80.27mm" svg:y="1mm">
            <loext:p draw:notify-on-update-of-ranges="cameraslog_2.A1:cameraslog_2.A1 cameraslog_2.A2:cameraslog_2.A1001 cameraslog_2.B1:cameraslog_2.B1 cameraslog_2.B2:cameraslog_2.B1001 cameraslog_2.A1:cameraslog_2.A1 cameraslog_2.A2:cameraslog_2.A1001 cameraslog_2.C1:cameraslog_2.C1 cameraslog_2.C2:cameraslog_2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22255" calcext:value-type="float">
            <text:p>12,222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20223" calcext:value-type="float">
            <text:p>12,5202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46795" calcext:value-type="float">
            <text:p>12,8467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189298" calcext:value-type="float">
            <text:p>13,1892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744988" calcext:value-type="float">
            <text:p>13,7449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049289" calcext:value-type="float">
            <text:p>14,0492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468145" calcext:value-type="float">
            <text:p>14,468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14288" calcext:value-type="float">
            <text:p>14,514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976104" calcext:value-type="float">
            <text:p>13,9761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69509" calcext:value-type="float">
            <text:p>14,3695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906109" calcext:value-type="float">
            <text:p>14,906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906109" calcext:value-type="float">
            <text:p>14,906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485661" calcext:value-type="float">
            <text:p>14,4856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982477" calcext:value-type="float">
            <text:p>14,9824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982477" calcext:value-type="float">
            <text:p>14,9824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931558" calcext:value-type="float">
            <text:p>14,9315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442696" calcext:value-type="float">
            <text:p>15,442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576349" calcext:value-type="float">
            <text:p>15,5763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880639" calcext:value-type="float">
            <text:p>15,8806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880639" calcext:value-type="float">
            <text:p>15,8806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880639" calcext:value-type="float">
            <text:p>15,8806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39814" calcext:value-type="float">
            <text:p>15,398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39814" calcext:value-type="float">
            <text:p>15,398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9814" calcext:value-type="float">
            <text:p>15,398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39814" calcext:value-type="float">
            <text:p>15,398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508313" calcext:value-type="float">
            <text:p>15,5083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614909" calcext:value-type="float">
            <text:p>15,6149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614909" calcext:value-type="float">
            <text:p>15,6149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054446" calcext:value-type="float">
            <text:p>16,0544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054446" calcext:value-type="float">
            <text:p>16,0544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711963" calcext:value-type="float">
            <text:p>15,7119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614898" calcext:value-type="float">
            <text:p>15,6148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16104" calcext:value-type="float">
            <text:p>15,161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73104" calcext:value-type="float">
            <text:p>14,731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73104" calcext:value-type="float">
            <text:p>14,731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73104" calcext:value-type="float">
            <text:p>14,731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981254" calcext:value-type="float">
            <text:p>14,9812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981254" calcext:value-type="float">
            <text:p>14,9812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981254" calcext:value-type="float">
            <text:p>14,9812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124832" calcext:value-type="float">
            <text:p>15,1248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033752" calcext:value-type="float">
            <text:p>15,0337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430347" calcext:value-type="float">
            <text:p>15,4303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9892" calcext:value-type="float">
            <text:p>14,98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057609" calcext:value-type="float">
            <text:p>15,057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057609" calcext:value-type="float">
            <text:p>15,057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057609" calcext:value-type="float">
            <text:p>15,057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057609" calcext:value-type="float">
            <text:p>15,057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221862" calcext:value-type="float">
            <text:p>15,2218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096174" calcext:value-type="float">
            <text:p>15,0961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096174" calcext:value-type="float">
            <text:p>15,0961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096174" calcext:value-type="float">
            <text:p>15,0961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096174" calcext:value-type="float">
            <text:p>15,0961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850757" calcext:value-type="float">
            <text:p>14,8507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850757" calcext:value-type="float">
            <text:p>14,8507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850757" calcext:value-type="float">
            <text:p>14,8507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850757" calcext:value-type="float">
            <text:p>14,8507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38895" calcext:value-type="float">
            <text:p>14,38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38895" calcext:value-type="float">
            <text:p>14,38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38895" calcext:value-type="float">
            <text:p>14,38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38895" calcext:value-type="float">
            <text:p>14,38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38895" calcext:value-type="float">
            <text:p>14,38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944626" calcext:value-type="float">
            <text:p>13,944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944626" calcext:value-type="float">
            <text:p>13,944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44626" calcext:value-type="float">
            <text:p>13,944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944626" calcext:value-type="float">
            <text:p>13,944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944626" calcext:value-type="float">
            <text:p>13,944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443042" calcext:value-type="float">
            <text:p>13,4430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443042" calcext:value-type="float">
            <text:p>13,4430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011456" calcext:value-type="float">
            <text:p>13,0114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447825" calcext:value-type="float">
            <text:p>13,4478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447825" calcext:value-type="float">
            <text:p>13,4478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447825" calcext:value-type="float">
            <text:p>13,4478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447825" calcext:value-type="float">
            <text:p>13,4478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396539" calcext:value-type="float">
            <text:p>13,3965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393727" calcext:value-type="float">
            <text:p>13,3937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393727" calcext:value-type="float">
            <text:p>13,3937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393727" calcext:value-type="float">
            <text:p>13,3937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393727" calcext:value-type="float">
            <text:p>13,3937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393727" calcext:value-type="float">
            <text:p>13,3937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500315" calcext:value-type="float">
            <text:p>13,500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500315" calcext:value-type="float">
            <text:p>13,500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500315" calcext:value-type="float">
            <text:p>13,500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500315" calcext:value-type="float">
            <text:p>13,500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00315" calcext:value-type="float">
            <text:p>13,500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500315" calcext:value-type="float">
            <text:p>13,500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474859" calcext:value-type="float">
            <text:p>13,4748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441446" calcext:value-type="float">
            <text:p>13,4414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441446" calcext:value-type="float">
            <text:p>13,4414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258094" calcext:value-type="float">
            <text:p>13,2580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258094" calcext:value-type="float">
            <text:p>13,2580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258094" calcext:value-type="float">
            <text:p>13,2580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258094" calcext:value-type="float">
            <text:p>13,2580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258094" calcext:value-type="float">
            <text:p>13,2580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976089" calcext:value-type="float">
            <text:p>12,976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563594" calcext:value-type="float">
            <text:p>12,5635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151101" calcext:value-type="float">
            <text:p>12,151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151101" calcext:value-type="float">
            <text:p>12,151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151101" calcext:value-type="float">
            <text:p>12,151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663827" calcext:value-type="float">
            <text:p>11,6638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628816" calcext:value-type="float">
            <text:p>11,6288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628816" calcext:value-type="float">
            <text:p>11,6288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628816" calcext:value-type="float">
            <text:p>11,6288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628816" calcext:value-type="float">
            <text:p>11,6288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628816" calcext:value-type="float">
            <text:p>11,6288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268824" calcext:value-type="float">
            <text:p>11,2688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256481" calcext:value-type="float">
            <text:p>11,2564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980812" calcext:value-type="float">
            <text:p>10,9808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980812" calcext:value-type="float">
            <text:p>10,9808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884971" calcext:value-type="float">
            <text:p>10,8849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884971" calcext:value-type="float">
            <text:p>10,8849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884971" calcext:value-type="float">
            <text:p>10,8849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884971" calcext:value-type="float">
            <text:p>10,8849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003089" calcext:value-type="float">
            <text:p>11,0030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741759" calcext:value-type="float">
            <text:p>10,7417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537711" calcext:value-type="float">
            <text:p>10,5377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537711" calcext:value-type="float">
            <text:p>10,5377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537711" calcext:value-type="float">
            <text:p>10,5377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537711" calcext:value-type="float">
            <text:p>10,5377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537711" calcext:value-type="float">
            <text:p>10,5377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537711" calcext:value-type="float">
            <text:p>10,5377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537711" calcext:value-type="float">
            <text:p>10,5377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359107" calcext:value-type="float">
            <text:p>10,359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304595" calcext:value-type="float">
            <text:p>10,3045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82051" calcext:value-type="float">
            <text:p>9,82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715052" calcext:value-type="float">
            <text:p>9,715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715052" calcext:value-type="float">
            <text:p>9,715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715052" calcext:value-type="float">
            <text:p>9,715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715052" calcext:value-type="float">
            <text:p>9,715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715052" calcext:value-type="float">
            <text:p>9,7150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412317" calcext:value-type="float">
            <text:p>9,4123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27981" calcext:value-type="float">
            <text:p>9,279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27981" calcext:value-type="float">
            <text:p>9,279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412308" calcext:value-type="float">
            <text:p>9,412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977549" calcext:value-type="float">
            <text:p>8,977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786174" calcext:value-type="float">
            <text:p>8,786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844675" calcext:value-type="float">
            <text:p>8,844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908711" calcext:value-type="float">
            <text:p>8,9087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908711" calcext:value-type="float">
            <text:p>8,9087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908711" calcext:value-type="float">
            <text:p>8,9087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945687" calcext:value-type="float">
            <text:p>8,945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921824" calcext:value-type="float">
            <text:p>8,921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921824" calcext:value-type="float">
            <text:p>8,921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21824" calcext:value-type="float">
            <text:p>8,921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921824" calcext:value-type="float">
            <text:p>8,921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921824" calcext:value-type="float">
            <text:p>8,921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921824" calcext:value-type="float">
            <text:p>8,921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921824" calcext:value-type="float">
            <text:p>8,921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895216" calcext:value-type="float">
            <text:p>8,8952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705448" calcext:value-type="float">
            <text:p>8,70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537975" calcext:value-type="float">
            <text:p>8,537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537975" calcext:value-type="float">
            <text:p>8,537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537975" calcext:value-type="float">
            <text:p>8,537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537975" calcext:value-type="float">
            <text:p>8,537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537975" calcext:value-type="float">
            <text:p>8,537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537975" calcext:value-type="float">
            <text:p>8,537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537975" calcext:value-type="float">
            <text:p>8,537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448881" calcext:value-type="float">
            <text:p>8,448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13978" calcext:value-type="float">
            <text:p>8,139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102737" calcext:value-type="float">
            <text:p>8,1027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006154" calcext:value-type="float">
            <text:p>8,00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878456" calcext:value-type="float">
            <text:p>7,8784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757166" calcext:value-type="float">
            <text:p>7,757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708972" calcext:value-type="float">
            <text:p>7,708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708972" calcext:value-type="float">
            <text:p>7,708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708972" calcext:value-type="float">
            <text:p>7,708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708972" calcext:value-type="float">
            <text:p>7,708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708972" calcext:value-type="float">
            <text:p>7,708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651269" calcext:value-type="float">
            <text:p>7,651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753515" calcext:value-type="float">
            <text:p>7,753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863669" calcext:value-type="float">
            <text:p>7,8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863669" calcext:value-type="float">
            <text:p>7,8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863669" calcext:value-type="float">
            <text:p>7,8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863669" calcext:value-type="float">
            <text:p>7,8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863669" calcext:value-type="float">
            <text:p>7,8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863669" calcext:value-type="float">
            <text:p>7,8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863669" calcext:value-type="float">
            <text:p>7,8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840991" calcext:value-type="float">
            <text:p>7,840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840991" calcext:value-type="float">
            <text:p>7,840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840991" calcext:value-type="float">
            <text:p>7,840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840991" calcext:value-type="float">
            <text:p>7,840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721201" calcext:value-type="float">
            <text:p>7,721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729162" calcext:value-type="float">
            <text:p>7,729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729162" calcext:value-type="float">
            <text:p>7,729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729162" calcext:value-type="float">
            <text:p>7,729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729162" calcext:value-type="float">
            <text:p>7,729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729162" calcext:value-type="float">
            <text:p>7,729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666734" calcext:value-type="float">
            <text:p>7,666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671912" calcext:value-type="float">
            <text:p>7,671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617409" calcext:value-type="float">
            <text:p>7,617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617409" calcext:value-type="float">
            <text:p>7,617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617409" calcext:value-type="float">
            <text:p>7,617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617409" calcext:value-type="float">
            <text:p>7,617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625735" calcext:value-type="float">
            <text:p>7,625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616643" calcext:value-type="float">
            <text:p>7,616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620293" calcext:value-type="float">
            <text:p>7,6202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599243" calcext:value-type="float">
            <text:p>7,59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603603" calcext:value-type="float">
            <text:p>7,603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599227" calcext:value-type="float">
            <text:p>7,59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621905" calcext:value-type="float">
            <text:p>7,621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59447" calcext:value-type="float">
            <text:p>7,59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59447" calcext:value-type="float">
            <text:p>7,59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59447" calcext:value-type="float">
            <text:p>7,59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59447" calcext:value-type="float">
            <text:p>7,59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59447" calcext:value-type="float">
            <text:p>7,59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59447" calcext:value-type="float">
            <text:p>7,59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59447" calcext:value-type="float">
            <text:p>7,59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537565" calcext:value-type="float">
            <text:p>7,53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523664" calcext:value-type="float">
            <text:p>7,523664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22:49.177000000</dc:date>
    <meta:editing-duration>PT1M15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2.A1:cameraslog_2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2.B2:cameraslog_2.B1001" chart:label-cell-address="cameraslog_2.B1:cameraslog_2.B1" chart:class="chart:scatter">
            <chart:domain table:cell-range-address="cameraslog_2.A2:cameraslog_2.A1001"/>
            <chart:data-point chart:repeated="1000"/>
          </chart:series>
          <chart:series chart:style-name="ch8" chart:values-cell-range-address="cameraslog_2.C2:cameraslog_2.C1001" chart:label-cell-address="cameraslog_2.C1:cameraslog_2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2.B1:cameraslog_2.B1</svg:desc>
                </draw:g>
              </table:table-cell>
              <table:table-cell office:value-type="string">
                <text:p>number of cameras</text:p>
                <draw:g>
                  <svg:desc>cameraslog_2.C1:cameraslog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2.A2:cameraslog_2.A1001</svg:desc>
                </draw:g>
              </table:table-cell>
              <table:table-cell office:value-type="float" office:value="12.222255">
                <text:p>12.222255</text:p>
                <draw:g>
                  <svg:desc>cameraslog_2.B2:cameraslog_2.B1001</svg:desc>
                </draw:g>
              </table:table-cell>
              <table:table-cell office:value-type="float" office:value="19">
                <text:p>19</text:p>
                <draw:g>
                  <svg:desc>cameraslog_2.C2:cameraslog_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20223">
                <text:p>12.5202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846795">
                <text:p>12.8467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189298">
                <text:p>13.1892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744988">
                <text:p>13.7449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049289">
                <text:p>14.0492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.468145">
                <text:p>14.468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.514288">
                <text:p>14.5142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976104">
                <text:p>13.9761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369509">
                <text:p>14.369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906109">
                <text:p>14.906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906109">
                <text:p>14.906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485661">
                <text:p>14.4856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982477">
                <text:p>14.9824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982477">
                <text:p>14.9824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931558">
                <text:p>14.931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.442696">
                <text:p>15.4426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576349">
                <text:p>15.5763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880639">
                <text:p>15.880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880639">
                <text:p>15.880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880639">
                <text:p>15.880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39814">
                <text:p>15.398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39814">
                <text:p>15.398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39814">
                <text:p>15.398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39814">
                <text:p>15.398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508313">
                <text:p>15.5083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614909">
                <text:p>15.6149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614909">
                <text:p>15.6149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054446">
                <text:p>16.0544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.054446">
                <text:p>16.0544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711963">
                <text:p>15.7119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614898">
                <text:p>15.6148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16104">
                <text:p>15.16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.73104">
                <text:p>14.73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.73104">
                <text:p>14.73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.73104">
                <text:p>14.73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.981254">
                <text:p>14.9812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.981254">
                <text:p>14.9812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.981254">
                <text:p>14.9812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124832">
                <text:p>15.124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033752">
                <text:p>15.0337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430347">
                <text:p>15.4303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9892">
                <text:p>14.9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057609">
                <text:p>15.057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057609">
                <text:p>15.057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057609">
                <text:p>15.057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057609">
                <text:p>15.0576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221862">
                <text:p>15.2218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096174">
                <text:p>15.096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096174">
                <text:p>15.096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096174">
                <text:p>15.096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096174">
                <text:p>15.096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850757">
                <text:p>14.850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.850757">
                <text:p>14.850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850757">
                <text:p>14.850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.850757">
                <text:p>14.850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.38895">
                <text:p>14.38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.38895">
                <text:p>14.38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.38895">
                <text:p>14.38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38895">
                <text:p>14.38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.38895">
                <text:p>14.38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.944626">
                <text:p>13.944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.944626">
                <text:p>13.944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.944626">
                <text:p>13.944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.944626">
                <text:p>13.944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.944626">
                <text:p>13.944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.443042">
                <text:p>13.4430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.443042">
                <text:p>13.4430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.011456">
                <text:p>13.0114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.447825">
                <text:p>13.447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447825">
                <text:p>13.447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.447825">
                <text:p>13.447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.447825">
                <text:p>13.447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.396539">
                <text:p>13.396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393727">
                <text:p>13.393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393727">
                <text:p>13.393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393727">
                <text:p>13.393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.393727">
                <text:p>13.393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393727">
                <text:p>13.393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500315">
                <text:p>13.500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500315">
                <text:p>13.500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500315">
                <text:p>13.500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500315">
                <text:p>13.500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500315">
                <text:p>13.500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500315">
                <text:p>13.500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474859">
                <text:p>13.4748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441446">
                <text:p>13.4414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441446">
                <text:p>13.4414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258094">
                <text:p>13.2580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258094">
                <text:p>13.2580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258094">
                <text:p>13.2580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258094">
                <text:p>13.2580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258094">
                <text:p>13.2580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976089">
                <text:p>12.976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563594">
                <text:p>12.5635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151101">
                <text:p>12.151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151101">
                <text:p>12.151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151101">
                <text:p>12.151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663827">
                <text:p>11.6638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628816">
                <text:p>11.628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628816">
                <text:p>11.628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.628816">
                <text:p>11.628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628816">
                <text:p>11.628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628816">
                <text:p>11.628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268824">
                <text:p>11.26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256481">
                <text:p>11.2564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.980812">
                <text:p>10.9808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980812">
                <text:p>10.9808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884971">
                <text:p>10.8849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884971">
                <text:p>10.8849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884971">
                <text:p>10.8849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884971">
                <text:p>10.8849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.003089">
                <text:p>11.0030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741759">
                <text:p>10.7417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537711">
                <text:p>10.53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537711">
                <text:p>10.53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537711">
                <text:p>10.53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537711">
                <text:p>10.53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537711">
                <text:p>10.53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537711">
                <text:p>10.53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537711">
                <text:p>10.5377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359107">
                <text:p>10.359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304595">
                <text:p>10.304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82051">
                <text:p>9.82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715052">
                <text:p>9.7150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715052">
                <text:p>9.7150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715052">
                <text:p>9.7150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715052">
                <text:p>9.7150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715052">
                <text:p>9.7150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412317">
                <text:p>9.4123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27981">
                <text:p>9.27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27981">
                <text:p>9.27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412308">
                <text:p>9.4123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977549">
                <text:p>8.977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786174">
                <text:p>8.7861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844675">
                <text:p>8.844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908711">
                <text:p>8.9087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908711">
                <text:p>8.9087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908711">
                <text:p>8.9087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945687">
                <text:p>8.9456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921824">
                <text:p>8.92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921824">
                <text:p>8.92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921824">
                <text:p>8.92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921824">
                <text:p>8.92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921824">
                <text:p>8.92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921824">
                <text:p>8.92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921824">
                <text:p>8.921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895216">
                <text:p>8.895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705448">
                <text:p>8.705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537975">
                <text:p>8.537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537975">
                <text:p>8.537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537975">
                <text:p>8.537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537975">
                <text:p>8.537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537975">
                <text:p>8.537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537975">
                <text:p>8.537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537975">
                <text:p>8.537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448881">
                <text:p>8.4488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13978">
                <text:p>8.139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102737">
                <text:p>8.1027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006154">
                <text:p>8.006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878456">
                <text:p>7.8784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757166">
                <text:p>7.757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708972">
                <text:p>7.708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708972">
                <text:p>7.708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708972">
                <text:p>7.708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708972">
                <text:p>7.708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708972">
                <text:p>7.708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651269">
                <text:p>7.651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753515">
                <text:p>7.753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863669">
                <text:p>7.863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863669">
                <text:p>7.863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863669">
                <text:p>7.863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863669">
                <text:p>7.863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863669">
                <text:p>7.863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863669">
                <text:p>7.863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863669">
                <text:p>7.863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840991">
                <text:p>7.840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840991">
                <text:p>7.840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840991">
                <text:p>7.840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840991">
                <text:p>7.840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721201">
                <text:p>7.72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729162">
                <text:p>7.729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729162">
                <text:p>7.729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729162">
                <text:p>7.729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729162">
                <text:p>7.729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729162">
                <text:p>7.729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666734">
                <text:p>7.666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671912">
                <text:p>7.671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617409">
                <text:p>7.617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617409">
                <text:p>7.617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617409">
                <text:p>7.617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617409">
                <text:p>7.617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625735">
                <text:p>7.625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616643">
                <text:p>7.616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620293">
                <text:p>7.620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599243">
                <text:p>7.599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603603">
                <text:p>7.603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599227">
                <text:p>7.599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621905">
                <text:p>7.6219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59447">
                <text:p>7.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59447">
                <text:p>7.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59447">
                <text:p>7.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59447">
                <text:p>7.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59447">
                <text:p>7.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59447">
                <text:p>7.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59447">
                <text:p>7.59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537565">
                <text:p>7.5375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523664">
                <text:p>7.52366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